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043in" fo:line-height="138%" fo:orphans="2" fo:widows="2" fo:text-indent="0in" style:auto-text-indent="false"/>
      <style:text-properties fo:font-variant="normal" fo:text-transform="none" fo:color="#4a4a4a" style:font-name="Times New Roman" fo:font-size="12pt" fo:letter-spacing="normal" fo:font-style="normal" fo:font-weight="normal"/>
    </style:style>
    <style:style style:name="P2" style:family="paragraph" style:parent-style-name="Text_20_body" style:list-style-name="L1">
      <style:paragraph-properties fo:margin-left="0in" fo:margin-right="0in" fo:margin-top="0in" fo:margin-bottom="0.1043in" fo:line-height="138%" fo:orphans="2" fo:widows="2" fo:text-indent="0in" style:auto-text-indent="false"/>
      <style:text-properties fo:font-variant="normal" fo:text-transform="none" fo:color="#4a4a4a" style:font-name="Times New Roman" fo:font-size="16pt" fo:letter-spacing="normal" fo:font-style="normal" fo:font-weight="bold" style:font-size-asian="16pt" style:font-weight-asian="bold" style:font-size-complex="16pt" style:font-weight-complex="bold"/>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fo:font-size="24pt" style:font-size-asian="24pt" style:font-size-complex="24pt"/>
    </style:style>
    <style:style style:name="P5" style:family="paragraph" style:parent-style-name="Footer">
      <style:paragraph-properties fo:text-align="start" style:justify-single-word="false"/>
    </style:style>
    <style:style style:name="P6" style:family="paragraph" style:parent-style-name="Header">
      <style:paragraph-properties fo:text-align="end" style:justify-single-word="fals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reer Services Activity</text:p>
      <text:p text:style-name="P3"/>
      <text:p text:style-name="P3"/>
      <text:list xml:id="list4777727406621805108" text:style-name="L1">
        <text:list-item>
          <text:p text:style-name="P2">How can soft skills make you a better employee?</text:p>
        </text:list-item>
      </text:list>
      <text:p text:style-name="P1"><text:tab/>Soft skills make anyone a better employee by not only giving them the means to express themselves in a work environment <text:s/>with management, but also gives them valuable interpersonal skills to effectively interact with fellow coworkers. Being able to utilize these skills is essential to effectively handling problems out of the control of the staff onsite ranging from equipment failure to blackouts to an accidentally unplugged device. Soft skills are a priceless tool set you cannot misplace. Having one of these skills typically begets another compounding to the point of affecting and improving even interactions in your personal lives and various day to day interactions.</text:p>
      <text:p text:style-name="P1"/>
      <text:list xml:id="list38339198" text:continue-numbering="true" text:style-name="L1">
        <text:list-item>
          <text:p text:style-name="P2">What is your strongest soft skill? Which one do you think will set you a part from other candidates?</text:p>
        </text:list-item>
      </text:list>
      <text:p text:style-name="P1"><text:tab/>My strongest soft skill is a willingness to learn. I tend to ask a lot of questions as to how things work and how the smaller parts interact with larger parts and/or other components; be it chemical, mechanical, or technical. Most importantly I ask about the why of things: why would one action get a certain result instead of another, why would this problem require this solution, why would one type ink require one curing method or another or even why can it only go on one sort of substrate over another when visually they appear identical. By not taking the time to ask these questions I do myself a disservice, easily making an avoidable mistake that I cannot even remedy without losing time on task seeking aid from another coworker also infringing on their productive time. This is easily my most noticeable trait that has often left me finding myself in a trainer position fairly early on that goes hand in hand with effective communication techn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Jamie Wilson</text:p>
        <text:p text:style-name="MP1">29 August 2021</text:p>
        <text:p text:style-name="MP1">Front End Foundations</text:p>
      </style:header>
      <style:footer>
        <text:p text:style-name="MP2">Page `1 of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evear Edwards</meta:initial-creator>
    <meta:creation-date>2021-08-29T11:18:51.42</meta:creation-date>
    <meta:document-statistic meta:table-count="0" meta:image-count="0" meta:object-count="0" meta:page-count="1" meta:paragraph-count="9" meta:word-count="317" meta:character-count="1871"/>
    <dc:date>2021-08-29T18:10:36.89</dc:date>
    <dc:creator>Anevear Edwards</dc:creator>
    <meta:editing-duration>PT4M3S</meta:editing-duration>
    <meta:editing-cycles>1</meta:editing-cycles>
    <meta:generator>OpenOffice/4.1.9$Win32 OpenOffice.org_project/419m1$Build-9805</meta:generator>
  </office:meta>
</office:document-meta>
</file>